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in" style:contextual-spacing="false"/>
      <style:text-properties fo:font-weight="normal" officeooo:rsid="00194275" officeooo:paragraph-rsid="00194275" fo:background-color="#f6f9d4" style:font-weight-asian="normal" style:font-weight-complex="normal"/>
    </style:style>
    <style:style style:name="P2" style:family="paragraph" style:parent-style-name="Preformatted_20_Text">
      <style:paragraph-properties fo:margin-top="0in" fo:margin-bottom="0in" style:contextual-spacing="false"/>
      <style:text-properties fo:font-weight="normal" officeooo:rsid="00194275" officeooo:paragraph-rsid="001e665b" fo:background-color="#f6f9d4" style:font-weight-asian="normal" style:font-weight-complex="normal"/>
    </style:style>
    <style:style style:name="P3" style:family="paragraph" style:parent-style-name="Preformatted_20_Text">
      <style:paragraph-properties fo:margin-top="0in" fo:margin-bottom="0in" style:contextual-spacing="false"/>
      <style:text-properties fo:font-weight="normal" officeooo:rsid="00194275" officeooo:paragraph-rsid="001ffba7" fo:background-color="#f6f9d4" style:font-weight-asian="normal" style:font-weight-complex="normal"/>
    </style:style>
    <style:style style:name="P4" style:family="paragraph" style:parent-style-name="Preformatted_20_Text">
      <style:paragraph-properties fo:margin-top="0in" fo:margin-bottom="0in" style:contextual-spacing="false"/>
      <style:text-properties fo:font-weight="normal" officeooo:rsid="00194275" officeooo:paragraph-rsid="0020adfc" fo:background-color="#f6f9d4" style:font-weight-asian="normal" style:font-weight-complex="normal"/>
    </style:style>
    <style:style style:name="P5" style:family="paragraph" style:parent-style-name="Preformatted_20_Text">
      <style:paragraph-properties fo:margin-top="0in" fo:margin-bottom="0in" style:contextual-spacing="false"/>
      <style:text-properties fo:font-weight="normal" officeooo:rsid="00194275" officeooo:paragraph-rsid="00227c77" fo:background-color="#f6f9d4" style:font-weight-asian="normal" style:font-weight-complex="normal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text-properties officeooo:rsid="00180cf1" officeooo:paragraph-rsid="00180cf1" fo:background-color="transparent"/>
    </style:style>
    <style:style style:name="P8" style:family="paragraph" style:parent-style-name="Standard">
      <style:text-properties officeooo:paragraph-rsid="001119c7"/>
    </style:style>
    <style:style style:name="P9" style:family="paragraph" style:parent-style-name="Standard">
      <style:paragraph-properties fo:margin-top="0in" fo:margin-bottom="0in" style:contextual-spacing="false"/>
      <style:text-properties fo:font-weight="normal" officeooo:rsid="00180cf1" officeooo:paragraph-rsid="00194275" fo:background-color="transparent" style:font-weight-asian="normal" style:font-weight-complex="normal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1112a6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1112a6" fo:background-color="transparent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0180cf1" fo:background-color="transparent"/>
    </style:style>
    <style:style style:name="P13" style:family="paragraph" style:parent-style-name="Text_20_body">
      <style:paragraph-properties fo:margin-top="0in" fo:margin-bottom="0in" style:contextual-spacing="false"/>
      <style:text-properties officeooo:rsid="00180cf1" officeooo:paragraph-rsid="00180cf1" fo:background-color="transparent"/>
    </style:style>
    <style:style style:name="P14" style:family="paragraph" style:parent-style-name="Text_20_body">
      <style:paragraph-properties fo:margin-top="0in" fo:margin-bottom="0in" style:contextual-spacing="false"/>
      <style:text-properties fo:font-weight="bold" officeooo:rsid="0012ae98" officeooo:paragraph-rsid="0012ae98" fo:background-color="transparent" style:font-weight-asian="bold" style:font-weight-complex="bold"/>
    </style:style>
    <style:style style:name="P15" style:family="paragraph" style:parent-style-name="Text_20_body">
      <style:paragraph-properties fo:margin-top="0in" fo:margin-bottom="0in" style:contextual-spacing="false"/>
      <style:text-properties fo:font-weight="bold" officeooo:rsid="0012ae98" officeooo:paragraph-rsid="0012f63d" fo:background-color="transparent" style:font-weight-asian="bold" style:font-weight-complex="bold"/>
    </style:style>
    <style:style style:name="P16" style:family="paragraph" style:parent-style-name="Text_20_body">
      <style:paragraph-properties fo:margin-top="0in" fo:margin-bottom="0in" style:contextual-spacing="false"/>
      <style:text-properties fo:font-weight="bold" officeooo:rsid="0012ae98" officeooo:paragraph-rsid="00180cf1" fo:background-color="transparent" style:font-weight-asian="bold" style:font-weight-complex="bold"/>
    </style:style>
    <style:style style:name="P17" style:family="paragraph" style:parent-style-name="Text_20_body">
      <style:paragraph-properties fo:margin-top="0in" fo:margin-bottom="0in" style:contextual-spacing="false"/>
      <style:text-properties fo:font-weight="normal" officeooo:rsid="00180cf1" officeooo:paragraph-rsid="00180cf1" fo:background-color="transparent" style:font-weight-asian="normal" style:font-weight-complex="normal"/>
    </style:style>
    <style:style style:name="P18" style:family="paragraph" style:parent-style-name="Text_20_body">
      <style:paragraph-properties fo:margin-top="0in" fo:margin-bottom="0in" style:contextual-spacing="false"/>
      <style:text-properties fo:font-weight="normal" officeooo:rsid="00180cf1" officeooo:paragraph-rsid="00194275" fo:background-color="transparent" style:font-weight-asian="normal" style:font-weight-complex="normal"/>
    </style:style>
    <style:style style:name="P19" style:family="paragraph" style:parent-style-name="Text_20_body">
      <style:paragraph-properties fo:margin-top="0in" fo:margin-bottom="0in" style:contextual-spacing="false"/>
      <style:text-properties fo:font-weight="normal" officeooo:rsid="00194275" officeooo:paragraph-rsid="00194275" fo:background-color="transparent" style:font-weight-asian="normal" style:font-weight-complex="normal"/>
    </style:style>
    <style:style style:name="P20" style:family="paragraph" style:parent-style-name="Text_20_body">
      <style:paragraph-properties fo:margin-top="0in" fo:margin-bottom="0in" style:contextual-spacing="false"/>
      <style:text-properties fo:font-weight="normal" officeooo:rsid="0012ae98" officeooo:paragraph-rsid="0012ae98" fo:background-color="#f6f9d4" style:font-weight-asian="normal" style:font-weight-complex="normal"/>
    </style:style>
    <style:style style:name="P21" style:family="paragraph" style:parent-style-name="Text_20_body">
      <style:paragraph-properties fo:margin-top="0in" fo:margin-bottom="0in" style:contextual-spacing="false"/>
      <style:text-properties fo:font-weight="normal" officeooo:rsid="0012ae98" officeooo:paragraph-rsid="0014ca94" fo:background-color="#f6f9d4" style:font-weight-asian="normal" style:font-weight-complex="normal"/>
    </style:style>
    <style:style style:name="P22" style:family="paragraph" style:parent-style-name="Text_20_body">
      <style:paragraph-properties fo:margin-top="0in" fo:margin-bottom="0in" style:contextual-spacing="false" fo:text-align="center" style:justify-single-word="false"/>
      <style:text-properties fo:font-weight="normal" officeooo:rsid="0012ae98" officeooo:paragraph-rsid="0018e829" fo:background-color="#f6f9d4" style:font-weight-asian="normal" style:font-weight-complex="normal"/>
    </style:style>
    <style:style style:name="P23" style:family="paragraph" style:parent-style-name="Text_20_body">
      <style:paragraph-properties fo:margin-top="0in" fo:margin-bottom="0in" style:contextual-spacing="false"/>
      <style:text-properties fo:font-weight="normal" officeooo:paragraph-rsid="0014ca94" fo:background-color="#f6f9d4" style:font-weight-asian="normal" style:font-weight-complex="normal"/>
    </style:style>
    <style:style style:name="P24" style:family="paragraph" style:parent-style-name="Text_20_body">
      <style:paragraph-properties fo:margin-top="0in" fo:margin-bottom="0in" style:contextual-spacing="false"/>
      <style:text-properties fo:font-weight="normal" officeooo:rsid="00194275" officeooo:paragraph-rsid="00194275" fo:background-color="#f6f9d4" style:font-weight-asian="normal" style:font-weight-complex="normal"/>
    </style:style>
    <style:style style:name="P25" style:family="paragraph" style:parent-style-name="Text_20_body">
      <style:paragraph-properties fo:margin-top="0in" fo:margin-bottom="0in" style:contextual-spacing="false"/>
      <style:text-properties officeooo:paragraph-rsid="00180cf1"/>
    </style:style>
    <style:style style:name="P26" style:family="paragraph" style:parent-style-name="Text_20_body">
      <style:paragraph-properties fo:margin-top="0in" fo:margin-bottom="0in" style:contextual-spacing="false" fo:text-align="center" style:justify-single-word="false"/>
      <style:text-properties officeooo:paragraph-rsid="0018e82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ae98" style:font-weight-asian="bold" style:font-weight-complex="bold"/>
    </style:style>
    <style:style style:name="T3" style:family="text">
      <style:text-properties fo:font-weight="bold" officeooo:rsid="00180cf1" style:font-weight-asian="bold" style:font-weight-complex="bold"/>
    </style:style>
    <style:style style:name="T4" style:family="text">
      <style:text-properties fo:font-weight="bold" officeooo:rsid="001119c7" style:font-weight-asian="bold" style:font-weight-complex="bold"/>
    </style:style>
    <style:style style:name="T5" style:family="text">
      <style:text-properties fo:font-weight="bold" officeooo:rsid="0020adfc" style:font-weight-asian="bold" style:font-weight-complex="bold"/>
    </style:style>
    <style:style style:name="T6" style:family="text">
      <style:text-properties fo:font-weight="bold" fo:background-color="transparent" loext:char-shading-value="0" style:font-weight-asian="bold" style:font-weight-complex="bold"/>
    </style:style>
    <style:style style:name="T7" style:family="text">
      <style:text-properties fo:font-weight="bold" officeooo:rsid="00180cf1" fo:background-color="transparent" loext:char-shading-value="0" style:font-weight-asian="bold" style:font-weight-complex="bold"/>
    </style:style>
    <style:style style:name="T8" style:family="text">
      <style:text-properties fo:font-weight="bold" officeooo:rsid="001119c7" fo:background-color="transparent" loext:char-shading-value="0" style:font-weight-asian="bold" style:font-weight-complex="bold"/>
    </style:style>
    <style:style style:name="T9" style:family="text">
      <style:text-properties fo:font-weight="bold" officeooo:rsid="001119c7" fo:background-color="transparent" loext:char-shading-value="0" style:font-weight-asian="bold" style:font-weight-complex="bold"/>
    </style:style>
    <style:style style:name="T10" style:family="text">
      <style:text-properties fo:font-weight="bold" officeooo:rsid="00227c77" fo:background-color="transparent" loext:char-shading-value="0" style:font-weight-asian="bold" style:font-weight-complex="bold"/>
    </style:style>
    <style:style style:name="T11" style:family="text">
      <style:text-properties fo:background-color="#ffff00" loext:char-shading-value="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12ae98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180cf1" fo:background-color="transparent" loext:char-shading-value="0"/>
    </style:style>
    <style:style style:name="T16" style:family="text">
      <style:text-properties officeooo:rsid="001e665b" fo:background-color="transparent" loext:char-shading-value="0"/>
    </style:style>
    <style:style style:name="T17" style:family="text">
      <style:text-properties officeooo:rsid="001f86b1" fo:background-color="transparent" loext:char-shading-value="0"/>
    </style:style>
    <style:style style:name="T18" style:family="text">
      <style:text-properties officeooo:rsid="001ffba7" fo:background-color="transparent" loext:char-shading-value="0"/>
    </style:style>
    <style:style style:name="T19" style:family="text">
      <style:text-properties officeooo:rsid="0020adfc" fo:background-color="transparent" loext:char-shading-value="0"/>
    </style:style>
    <style:style style:name="T20" style:family="text">
      <style:text-properties officeooo:rsid="0012f63d"/>
    </style:style>
    <style:style style:name="T21" style:family="text">
      <style:text-properties officeooo:rsid="0014ca94"/>
    </style:style>
    <style:style style:name="T22" style:family="text">
      <style:text-properties fo:font-size="14pt" fo:font-weight="bold" officeooo:rsid="0018e829" fo:background-color="transparent" loext:char-shading-value="0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18e829" fo:background-color="transparent" loext:char-shading-value="0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1933be" fo:background-color="transparent" loext:char-shading-value="0" style:font-size-asian="14pt" style:font-weight-asian="bold" style:font-size-complex="14pt" style:font-weight-complex="bold"/>
    </style:style>
    <style:style style:name="T25" style:family="text">
      <style:text-properties officeooo:rsid="00180cf1"/>
    </style:style>
    <style:style style:name="T26" style:family="text">
      <style:text-properties officeooo:rsid="00180e57"/>
    </style:style>
    <style:style style:name="T27" style:family="text">
      <style:text-properties officeooo:rsid="00194275"/>
    </style:style>
    <style:style style:name="T28" style:family="text">
      <style:text-properties officeooo:rsid="0020ad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Source_20_Text"><text:span text:style-name="T23">Создание образа NVME</text:span></text:span></text:p>
      <text:p text:style-name="P25"><text:span text:style-name="Source_20_Text"><text:span text:style-name="T15">1. Создаем директорию</text:span></text:span></text:p>
      <text:p text:style-name="P10"><text:span text:style-name="Source_20_Text"><text:span text:style-name="T6">sudo mkdir /mnt/</text:span></text:span><text:span text:style-name="Source_20_Text"><text:span text:style-name="T7">jetson</text:span></text:span><text:span text:style-name="T6"> </text:span></text:p>
      <text:p text:style-name="P6"/>
      <text:p text:style-name="P7">2. <text:s/>Подключаем <text:s/>диск, с которого <text:s/>снимаеи образ <text:s/>и определяем <text:s/>его <text:s/>имя в <text:s/>системе <text:s/>(sdb, <text:s/>sdc ...)</text:p>
      <text:p text:style-name="P8"><text:span text:style-name="Source_20_Text"><text:span text:style-name="T9">sudo fdisk -l</text:span></text:span></text:p>
      <text:p text:style-name="P6"/>
      <text:p text:style-name="P7">3. Монтируем диск в созданную директорию</text:p>
      <text:p text:style-name="P25"><text:span text:style-name="Source_20_Text"><text:span text:style-name="T6">sudo mount /dev/sdb</text:span></text:span><text:span text:style-name="Source_20_Text"><text:span text:style-name="T9">1</text:span></text:span><text:span text:style-name="Source_20_Text"><text:span text:style-name="T6"> /mnt/</text:span></text:span><text:span text:style-name="Source_20_Text"><text:span text:style-name="T7">jetson</text:span></text:span><text:span text:style-name="T6"> </text:span></text:p>
      <text:p text:style-name="P19"><text:span text:style-name="T12">(где sd</text:span>b1<text:span text:style-name="T12"> - <text:s/>имя </text:span>раздела <text:span text:style-name="T12">нашего диска)</text:span></text:p>
      <text:p text:style-name="P11"><text:span text:style-name="T12"/></text:p>
      <text:p text:style-name="P13"><text:span text:style-name="T12">4. Забиваем <text:s/>неиспользованное место диска нулями</text:span></text:p>
      <text:p text:style-name="P12"><text:span text:style-name="T2">sudo </text:span><text:span text:style-name="T1">dd if=/dev/zero of=/mnt/</text:span><text:span text:style-name="Source_20_Text"><text:span text:style-name="T3">jetson</text:span></text:span><text:span text:style-name="T1">/zerofile bs=1M</text:span></text:p>
      <text:p text:style-name="P23"><text:span text:style-name="T13">user@user:~$ sudo dd if=/dev/zero of=/mnt/1/zerofile bs=1M</text:span></text:p>
      <text:p text:style-name="P21">dd: error writing '/mnt/1/zerofile': No space left on device</text:p>
      <text:p text:style-name="P21">84428+0 records in</text:p>
      <text:p text:style-name="P21">84427+0 records out</text:p>
      <text:p text:style-name="P21">88528961536 bytes (89 GB, 82 GiB) copied, <text:span text:style-name="T11">429.628 s</text:span>, 206 MB/s</text:p>
      <text:p text:style-name="P21"/>
      <text:p text:style-name="P17">5. Удаляем файл с нулями - <text:s/>теперь диск содержит только нужную информацию и нули в свободном месте</text:p>
      <text:p text:style-name="P16">sudo rm /mnt/<text:span text:style-name="Source_20_Text"><text:span text:style-name="T25">jetson</text:span></text:span>/zerofile</text:p>
      <text:p text:style-name="P16"/>
      <text:p text:style-name="P17">6. <text:s/>Запускаем <text:s/>создание сжатого образа <text:s/>- <text:s/><text:span text:style-name="T26">размер сжатого образа <text:s/>13,9 GB</text:span></text:p>
      <text:p text:style-name="P14">sudo dd if=/dev/sdb bs=4M conv=noerror status=progress | gzip -c &gt; jetson.iso.zip</text:p>
      <text:p text:style-name="P19">(где sdb - <text:s/>имя нашего диска)</text:p>
      <text:p text:style-name="P20">user@user:~$ sudo dd if=/dev/sdb bs=4M conv=noerror status=progress | gzip -c &gt; jetson.iso.zip</text:p>
      <text:p text:style-name="P20">127934660608 bytes (128 GB, 119 GiB) copied, 1587 s, 80.6 MB/s</text:p>
      <text:p text:style-name="P20">30526+1 records in</text:p>
      <text:p text:style-name="P20">30526+1 records out</text:p>
      <text:p text:style-name="P20">128035676160 bytes (128 GB, 119 GiB) copied, <text:span text:style-name="T11">1587.74 s</text:span>, 80.6 MB/s</text:p>
      <text:p text:style-name="P20"/>
      <text:p text:style-name="P22"><text:span text:style-name="Source_20_Text"><text:span text:style-name="T22">Восстановление диска </text:span></text:span><text:span text:style-name="Source_20_Text"><text:span text:style-name="T24">NVME </text:span></text:span><text:span text:style-name="Source_20_Text"><text:span text:style-name="T22">из образа</text:span></text:span></text:p>
      <text:p text:style-name="P18"><text:span text:style-name="T27">1</text:span>. <text:span text:style-name="T27">Подключаем диск,на который восстанавливаем образ Jetson и узнаем его имя</text:span></text:p>
      <text:p text:style-name="P9"><text:span text:style-name="Source_20_Text"><text:span text:style-name="T4">sudo fdisk -l</text:span></text:span></text:p>
      <text:p text:style-name="P18"/>
      <text:p text:style-name="P17"><text:span text:style-name="T27">2</text:span>. Распаковка <text:s/>образа выполняется командой</text:p>
      <text:p text:style-name="P15"><text:span text:style-name="T20">sudo </text:span>gunzip -c jetson.iso.zip | sudo dd of=/dev/sd<text:span text:style-name="T21">d</text:span> conv=noerror <text:s text:c="2"/></text:p>
      <text:p text:style-name="P19">(где sdd - <text:s/>имя нашего диска)</text:p>
      <text:p text:style-name="P24"/>
      <text:p text:style-name="P24"/>
      <text:p text:style-name="P24"/>
      <text:p text:style-name="P24"/>
      <text:p text:style-name="P4"><text:soft-page-break/><text:span text:style-name="Source_20_Text"><text:span text:style-name="T22">Вариант 2 (размеры дисков разные)</text:span></text:span></text:p>
      <text:p text:style-name="P4"><text:span text:style-name="Source_20_Text"><text:span text:style-name="T19">Требуется подключить одновременно старый и новые диски</text:span></text:span></text:p>
      <text:p text:style-name="P1"><text:span text:style-name="Source_20_Text"><text:span text:style-name="T14"/></text:span></text:p>
      <text:p text:style-name="P1"><text:span text:style-name="Source_20_Text"><text:span text:style-name="T10">sudo </text:span></text:span><text:span text:style-name="Source_20_Text"><text:span text:style-name="T8">mkdir /mnt/old1</text:span></text:span></text:p>
      <text:p text:style-name="P2"><text:span text:style-name="Source_20_Text"><text:span text:style-name="T10">sudo </text:span></text:span><text:span text:style-name="Source_20_Text"><text:span text:style-name="T8">mkdir /mnt/new1</text:span></text:span></text:p>
      <text:p text:style-name="P1"><text:span text:style-name="Source_20_Text"><text:span text:style-name="T8">sudo mount /dev/sdd1 /mnt/old1</text:span></text:span></text:p>
      <text:p text:style-name="P3"><text:span text:style-name="Source_20_Text"><text:span text:style-name="T8">sudo mount /dev/sde1 /mnt/new1</text:span></text:span></text:p>
      <text:p text:style-name="P3"><text:span text:style-name="Source_20_Text"><text:span text:style-name="T5">sudo </text:span></text:span><text:span text:style-name="Source_20_Text"><text:span text:style-name="T1">rsync -zavp /mnt/old1/ /mnt/new1/</text:span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5"><text:span text:style-name="Source_20_Text"><text:span text:style-name="T10">sudo </text:span></text:span><text:span text:style-name="Source_20_Text"><text:span text:style-name="T8">mkdir /mnt/</text:span></text:span><text:span text:style-name="Source_20_Text"><text:span text:style-name="T10">imdJetson</text:span></text:span></text:p>
      <text:p text:style-name="P5"><text:span text:style-name="Source_20_Text"><text:span text:style-name="T8">sudo mount Jetson_image_128.img /mnt/</text:span></text:span><text:span text:style-name="Source_20_Text"><text:span text:style-name="T10">imdJetson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08:51:14.145082980</meta:creation-date>
    <dc:date>2024-06-07T12:23:32.401825142</dc:date>
    <meta:editing-duration>PT1H54M4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2" meta:paragraph-count="40" meta:word-count="253" meta:character-count="1725" meta:non-whitespace-character-count="1487"/>
  </office:meta>
</office:document-meta>
</file>